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Liberation Serif" fo:font-weight="bold" style:font-weight-asian="bold" style:font-weight-complex="bold"/>
    </style:style>
    <style:style style:name="P3" style:family="paragraph" style:parent-style-name="Text_20_body" style:list-style-name="L1">
      <style:text-properties officeooo:paragraph-rsid="00129462"/>
    </style:style>
    <style:style style:name="P4" style:family="paragraph" style:parent-style-name="Text_20_body" style:list-style-name="L1">
      <style:text-properties fo:color="#c9211e" loext:opacity="100%" style:font-name="Liberation Serif" fo:font-size="11pt" fo:font-style="normal" officeooo:paragraph-rsid="00129462" style:font-size-asian="11pt" style:font-style-asian="normal" style:font-size-complex="11pt" style:font-style-complex="normal"/>
    </style:style>
    <style:style style:name="P5" style:family="paragraph" style:parent-style-name="Text_20_body" style:list-style-name="L1">
      <style:text-properties fo:color="#c9211e" loext:opacity="100%" style:font-name="Liberation Serif" fo:font-size="11pt" fo:font-style="normal" officeooo:rsid="00129462" officeooo:paragraph-rsid="00129462" style:font-size-asian="11pt" style:font-style-asian="normal" style:font-size-complex="11pt" style:font-style-complex="normal"/>
    </style:style>
    <style:style style:name="P6" style:family="paragraph" style:parent-style-name="Text_20_body" style:list-style-name="L1">
      <style:text-properties fo:color="#c9211e" loext:opacity="100%" style:font-name="Liberation Serif" fo:font-size="11pt" fo:font-style="normal" officeooo:rsid="001311dd" officeooo:paragraph-rsid="001311dd" style:font-size-asian="11pt" style:font-style-asian="normal" style:font-size-complex="11pt" style:font-style-complex="normal"/>
    </style:style>
    <style:style style:name="P7" style:family="paragraph" style:parent-style-name="Text_20_body" style:list-style-name="L1">
      <style:text-properties fo:color="#c9211e" loext:opacity="100%" style:font-name="Liberation Serif" fo:font-size="11pt" fo:font-style="normal" officeooo:rsid="0014da4f" officeooo:paragraph-rsid="0014da4f" fo:background-color="transparent" style:font-size-asian="11pt" style:font-style-asian="normal" style:font-size-complex="11pt" style:font-style-complex="normal"/>
    </style:style>
    <style:style style:name="P8" style:family="paragraph" style:parent-style-name="Text_20_body" style:list-style-name="L1">
      <style:text-properties fo:color="#c9211e" loext:opacity="100%" style:font-name="Liberation Serif" fo:font-size="11pt" fo:font-style="normal" officeooo:rsid="0015f7c9" officeooo:paragraph-rsid="0015f7c9" fo:background-color="transparent" style:font-size-asian="11pt" style:font-style-asian="normal" style:font-size-complex="11pt" style:font-style-complex="normal"/>
    </style:style>
    <style:style style:name="P9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5f7c9" officeooo:paragraph-rsid="0015f7c9" fo:background-color="transparent" style:font-size-asian="11pt" style:font-style-asian="normal" style:font-size-complex="11pt" style:font-style-complex="normal"/>
    </style:style>
    <style:style style:name="P10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62662" officeooo:paragraph-rsid="00162662" fo:background-color="transparent" style:font-size-asian="11pt" style:font-style-asian="normal" style:font-size-complex="11pt" style:font-style-complex="normal"/>
    </style:style>
    <style:style style:name="P11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7a4f2" officeooo:paragraph-rsid="0017a4f2" fo:background-color="transparent" style:font-size-asian="11pt" style:font-style-asian="normal" style:font-size-complex="11pt" style:font-style-complex="normal"/>
    </style:style>
    <style:style style:name="P12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95b41" officeooo:paragraph-rsid="00195b41" fo:background-color="transparent" style:font-size-asian="11pt" style:font-style-asian="normal" style:font-size-complex="11pt" style:font-style-complex="normal"/>
    </style:style>
    <style:style style:name="P13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9a261" officeooo:paragraph-rsid="0019a261" fo:background-color="transparent" style:font-size-asian="11pt" style:font-style-asian="normal" style:font-size-complex="11pt" style:font-style-complex="normal"/>
    </style:style>
    <style:style style:name="P14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9c541" officeooo:paragraph-rsid="0019c541" fo:background-color="transparent" style:font-size-asian="11pt" style:font-style-asian="normal" style:font-size-complex="11pt" style:font-style-complex="normal"/>
    </style:style>
    <style:style style:name="P15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bb4ac" officeooo:paragraph-rsid="001bb4ac" fo:background-color="transparent" style:font-size-asian="11pt" style:font-style-asian="normal" style:font-size-complex="11pt" style:font-style-complex="normal"/>
    </style:style>
    <style:style style:name="P16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db1c2" officeooo:paragraph-rsid="001db1c2" fo:background-color="transparent" style:font-size-asian="11pt" style:font-style-asian="normal" style:font-size-complex="11pt" style:font-style-complex="normal"/>
    </style:style>
    <style:style style:name="P17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1f6193" officeooo:paragraph-rsid="001f6193" fo:background-color="transparent" style:font-size-asian="11pt" style:font-style-asian="normal" style:font-size-complex="11pt" style:font-style-complex="normal"/>
    </style:style>
    <style:style style:name="P18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1239b" officeooo:paragraph-rsid="0021239b" fo:background-color="transparent" style:font-size-asian="11pt" style:font-style-asian="normal" style:font-size-complex="11pt" style:font-style-complex="normal"/>
    </style:style>
    <style:style style:name="P19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2ecbc" officeooo:paragraph-rsid="0022ecbc" fo:background-color="transparent" style:font-size-asian="11pt" style:font-style-asian="normal" style:font-size-complex="11pt" style:font-style-complex="normal"/>
    </style:style>
    <style:style style:name="P20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377e0" officeooo:paragraph-rsid="002377e0" fo:background-color="transparent" style:font-size-asian="11pt" style:font-style-asian="normal" style:font-size-complex="11pt" style:font-style-complex="normal"/>
    </style:style>
    <style:style style:name="P21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569f0" officeooo:paragraph-rsid="002569f0" fo:background-color="transparent" style:font-size-asian="11pt" style:font-style-asian="normal" style:font-size-complex="11pt" style:font-style-complex="normal"/>
    </style:style>
    <style:style style:name="P22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6aec2" officeooo:paragraph-rsid="0026aec2" fo:background-color="transparent" style:font-size-asian="11pt" style:font-style-asian="normal" style:font-size-complex="11pt" style:font-style-complex="normal"/>
    </style:style>
    <style:style style:name="P23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983d6" officeooo:paragraph-rsid="002983d6" fo:background-color="transparent" style:font-size-asian="11pt" style:font-style-asian="normal" style:font-size-complex="11pt" style:font-style-complex="normal"/>
    </style:style>
    <style:style style:name="P24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b60b6" officeooo:paragraph-rsid="002b60b6" fo:background-color="transparent" style:font-size-asian="11pt" style:font-style-asian="normal" style:font-size-complex="11pt" style:font-style-complex="normal"/>
    </style:style>
    <style:style style:name="P25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bbab3" officeooo:paragraph-rsid="002bbab3" fo:background-color="transparent" style:font-size-asian="11pt" style:font-style-asian="normal" style:font-size-complex="11pt" style:font-style-complex="normal"/>
    </style:style>
    <style:style style:name="P26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d468a" officeooo:paragraph-rsid="002d468a" fo:background-color="transparent" style:font-size-asian="11pt" style:font-style-asian="normal" style:font-size-complex="11pt" style:font-style-complex="normal"/>
    </style:style>
    <style:style style:name="P27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de108" officeooo:paragraph-rsid="002de108" fo:background-color="transparent" style:font-size-asian="11pt" style:font-style-asian="normal" style:font-size-complex="11pt" style:font-style-complex="normal"/>
    </style:style>
    <style:style style:name="P28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2f82da" officeooo:paragraph-rsid="002f82da" fo:background-color="transparent" style:font-size-asian="11pt" style:font-style-asian="normal" style:font-size-complex="11pt" style:font-style-complex="normal"/>
    </style:style>
    <style:style style:name="P29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311d44" officeooo:paragraph-rsid="00311d44" fo:background-color="transparent" style:font-size-asian="11pt" style:font-style-asian="normal" style:font-size-complex="11pt" style:font-style-complex="normal"/>
    </style:style>
    <style:style style:name="P30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32229e" officeooo:paragraph-rsid="0032229e" fo:background-color="transparent" style:font-size-asian="11pt" style:font-style-asian="normal" style:font-size-complex="11pt" style:font-style-complex="normal"/>
    </style:style>
    <style:style style:name="P31" style:family="paragraph" style:parent-style-name="Text_20_body" style:list-style-name="L1">
      <style:text-properties fo:color="#c9211e" loext:opacity="100%" style:font-name="Liberation Serif" fo:font-size="11pt" fo:font-style="normal" style:text-underline-style="none" officeooo:rsid="0033a1b6" officeooo:paragraph-rsid="0033a1b6" fo:background-color="transparent" style:font-size-asian="11pt" style:font-style-asian="normal" style:font-size-complex="11pt" style:font-style-complex="normal"/>
    </style:style>
    <style:style style:name="T1" style:family="text">
      <style:text-properties officeooo:rsid="00100691"/>
    </style:style>
    <style:style style:name="T2" style:family="text">
      <style:text-properties fo:font-weight="normal" officeooo:rsid="00129462" style:font-weight-asian="normal" style:font-weight-complex="normal"/>
    </style:style>
    <style:style style:name="T3" style:family="text">
      <style:text-properties fo:font-variant="normal" fo:text-transform="none" fo:color="#c9211e" loext:opacity="100%" style:font-name="Liberation Serif" fo:font-size="11pt" fo:letter-spacing="normal" fo:font-style="normal" fo:font-weight="normal" officeooo:rsid="00129462" style:font-size-asian="11pt" style:font-size-complex="11pt"/>
    </style:style>
    <style:style style:name="T4" style:family="text">
      <style:text-properties fo:background-color="transparent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06b8"/>
    </style:style>
    <style:style style:name="T7" style:family="text">
      <style:text-properties fo:color="#268bd2" loext:opacity="100%" style:font-name="Monospace" fo:font-size="10pt" officeooo:rsid="001bf4ee" fo:background-color="#d4d4d4" loext:char-shading-value="0" style:font-size-asian="10pt"/>
    </style:style>
    <style:style style:name="T8" style:family="text">
      <style:text-properties fo:color="#268bd2" loext:opacity="100%" style:font-name="Monospace" fo:font-size="10pt" officeooo:rsid="001bf4ee" fo:background-color="#e8f2fe" loext:char-shading-value="0" style:font-size-asian="10pt"/>
    </style:style>
    <style:style style:name="T9" style:family="text">
      <style:text-properties fo:color="#000000" loext:opacity="100%" style:font-name="Monospace" fo:font-size="10pt" fo:background-color="#e8f2fe" loext:char-shading-value="0" style:font-size-asian="10pt"/>
    </style:style>
    <style:style style:name="T10" style:family="text">
      <style:text-properties fo:color="#000000" loext:opacity="100%" style:font-name="Monospace" fo:font-size="10pt" officeooo:rsid="001bf4ee" fo:background-color="#e8f2fe" loext:char-shading-value="0" style:font-size-asian="10pt"/>
    </style:style>
    <style:style style:name="T11" style:family="text">
      <style:text-properties fo:color="#2aa198" loext:opacity="100%" style:font-name="Monospace" fo:font-size="10pt" officeooo:rsid="001bf4ee" fo:background-color="#e8f2fe" loext:char-shading-value="0" style:font-size-asian="10pt"/>
    </style:style>
    <style:style style:name="T12" style:family="text">
      <style:text-properties fo:color="#859900" loext:opacity="100%" style:font-name="Monospace" fo:font-size="10pt" officeooo:rsid="001bf4ee" fo:background-color="#e8f2fe" loext:char-shading-value="0" style:font-size-asian="10pt"/>
    </style:style>
    <style:style style:name="T13" style:family="text">
      <style:text-properties officeooo:rsid="001bf4ee"/>
    </style:style>
    <style:style style:name="T14" style:family="text">
      <style:text-properties officeooo:rsid="001f6193"/>
    </style:style>
    <style:style style:name="T15" style:family="text">
      <style:text-properties officeooo:rsid="0027f740"/>
    </style:style>
    <style:style style:name="T16" style:family="text">
      <style:text-properties officeooo:rsid="002b60b6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DIENTE ESTHER CURSO JAVA</text:p>
      <text:list text:style-name="L1">
        <text:list-item>
          <text:p text:style-name="P4"><text:span text:style-name="T2">Terminar</text:span><text:span text:style-name="T1"> ejercicio que visualize una imagen, una tabla, un textarea y dos botones</text:span></text:p>
        </text:list-item>
        <text:list-item>
          <text:p text:style-name="P4">Organizar y documentar todo lo que hemos visto por ahora en el curso</text:p>
        </text:list-item>
        <text:list-item>
          <text:p text:style-name="P4">Ver como funcionan las ventanas de diálogo</text:p>
        </text:list-item>
        <text:list-item>
          <text:p text:style-name="P4">Como se utilizan fechas en Java</text:p>
        </text:list-item>
        <text:list-item>
          <text:p text:style-name="P4">Terminar ejercicio de las ventanas</text:p>
        </text:list-item>
        <text:list-item>
          <text:p text:style-name="P4">Buscar como funcionan los layouts</text:p>
        </text:list-item>
        <text:list-item>
          <text:p text:style-name="P4">Buscar como funcionan las excepciones try catch</text:p>
        </text:list-item>
        <text:list-item>
          <text:p text:style-name="P4">Repasar los ejercicios que hemos realizado hasta ahora para sacar la funcionalidad de cada método que hemos utilizado</text:p>
        </text:list-item>
        <text:list-item>
          <text:p text:style-name="P4">Repasar los ejercicios que hemos realizado hasta ahora y ver si se pueden mejoras poniendo excepciones o validaciones (Hacerlos en otra carpeta a parte)</text:p>
        </text:list-item>
        <text:list-item>
          <text:p text:style-name="P4">Organizar contenido de la carpeta de la documentación del curso</text:p>
        </text:list-item>
        <text:list-item>
          <text:p text:style-name="P4">Ver como funciona List&lt;String&gt;</text:p>
        </text:list-item>
        <text:list-item>
          <text:p text:style-name="P5">Ver como funcionan los arrays y como se recorren con for(String aa: contenido_lista)???</text:p>
        </text:list-item>
        <text:list-item>
          <text:p text:style-name="P5">Ver los Arrays Arrays.asList</text:p>
        </text:list-item>
        <text:list-item>
          <text:p text:style-name="P5">Ver para que sirve :: (Métodos referenciados)</text:p>
        </text:list-item>
        <text:list-item>
          <text:p text:style-name="P5">Ver que son las expresiones lambda</text:p>
        </text:list-item>
        <text:list-item>
          <text:p text:style-name="P6">Ver para que se utiliza la clase<text:span text:style-name="T4"> stream</text:span></text:p>
        </text:list-item>
        <text:list-item>
          <text:p text:style-name="P7">Ver para que se utiliza → en java</text:p>
        </text:list-item>
        <text:list-item>
          <text:p text:style-name="P9">Ver documentación de lectura con Scanner</text:p>
        </text:list-item>
        <text:list-item>
          <text:p text:style-name="P9">Organizar mis apuntes sobre temario del tema 1 </text:p>
        </text:list-item>
        <text:list-item>
          <text:p text:style-name="P8"><text:span text:style-name="T5">Documentar las excepciones, </text:span><text:span text:style-name="T6">excepciones propias</text:span></text:p>
        </text:list-item>
        <text:list-item>
          <text:p text:style-name="P9">Documentar clase System, para ver las posibles opciones</text:p>
        </text:list-item>
        <text:list-item>
          <text:p text:style-name="P10">Documentar para que vale throw (excepciones)</text:p>
        </text:list-item>
        <text:list-item>
          <text:p text:style-name="P11">Ver para que y cuando se utiliza this</text:p>
        </text:list-item>
        <text:list-item>
          <text:p text:style-name="P12">Ver documentación jsp</text:p>
        </text:list-item>
        <text:list-item>
          <text:p text:style-name="P12">Buscar documentación sobre bootstrap 5</text:p>
        </text:list-item>
        <text:list-item>
          <text:p text:style-name="P12">Buscar documentación sobre apache tomcat</text:p>
        </text:list-item>
        <text:list-item>
          <text:p text:style-name="P13">Buscar más información sobre las operaciones de los streams</text:p>
        </text:list-item>
        <text:list-item>
          <text:p text:style-name="P14">Terminar reservación.jsp para recoger la funcionalidad</text:p>
        </text:list-item>
        <text:list-item>
          <text:p text:style-name="P14">Ver si en reservacion.jsp se puede reducir el codigo sin repetir el codigo por cada fila</text:p>
        </text:list-item>
        <text:list-item>
          <text:p text:style-name="P15">ver para que se usa la etiqueta de html tbody</text:p>
        </text:list-item>
        <text:list-item>
          <text:p text:style-name="P16">Ver <text:span text:style-name="T13">como se utiliza </text:span><text:span text:style-name="T7">document</text:span><text:span text:style-name="T10">.</text:span><text:span text:style-name="T8">getElementById</text:span><text:span text:style-name="T10">(</text:span><text:span text:style-name="T11">"demo1"</text:span><text:span text:style-name="T10">).</text:span><text:span text:style-name="T8">innerHTML</text:span><text:span text:style-name="T12">=</text:span><text:span text:style-name="T8">b1</text:span><text:span text:style-name="T10">; </text:span></text:p>
        </text:list-item>
        <text:list-item>
          <text:p text:style-name="P16"><text:soft-page-break/>Buscar informacion jdbc</text:p>
        </text:list-item>
        <text:list-item>
          <text:p text:style-name="P16">Buscar información sobte como recoger valores de un formulario <text:span text:style-name="T9">request.getParameter</text:span></text:p>
        </text:list-item>
        <text:list-item>
          <text:p text:style-name="P16"><text:s/><text:span text:style-name="T14">Mirar como se envia parámetros de un jsp a otro jsp</text:span></text:p>
        </text:list-item>
        <text:list-item>
          <text:p text:style-name="P17">Como se recoge el valor del objeto que se está utilizando</text:p>
        </text:list-item>
        <text:list-item>
          <text:p text:style-name="P18">Ver para que se utiliza &lt;%%&gt; y &lt;%=</text:p>
        </text:list-item>
        <text:list-item>
          <text:p text:style-name="P19">Ver etiquetas &lt;select&gt; de html</text:p>
        </text:list-item>
        <text:list-item>
          <text:p text:style-name="P20">Ver como se cierra una conexión con la base de datos.</text:p>
        </text:list-item>
        <text:list-item>
          <text:p text:style-name="P21">Ver como se imprime el contenido de la ventana de menu1 sin los botones. <text:span text:style-name="T15">(botón de imprimir)</text:span></text:p>
        </text:list-item>
        <text:list-item>
          <text:p text:style-name="P22">Hacer una tabla con fecha y novedades para crear la parte de novedades del dia que cuando se guarde en la base de datos y después que muestre un alert o un mensaje de que se ha guardado correctamente</text:p>
        </text:list-item>
        <text:list-item>
          <text:p text:style-name="P23">Crear en un archivo margen,costo y precio y poner un botón que muestre los valores. <text:span text:style-name="T16">Ver como se haría para leer un archivo de texto y mostrar su contenido en un objeto</text:span></text:p>
        </text:list-item>
        <text:list-item>
          <text:p text:style-name="P24">Crear un botón que cree datos en una bd con los datos de la pantalla</text:p>
        </text:list-item>
        <text:list-item>
          <text:p text:style-name="P24">Crear un botón que lea de la base de datos y muestre los valores por pantalla en un objeto.</text:p>
        </text:list-item>
        <text:list-item>
          <text:p text:style-name="P25">Crear la funcionalidad de recetas, según la imagen que ha subido</text:p>
        </text:list-item>
        <text:list-item>
          <text:p text:style-name="P26">Ver como funciona el contenido de esta página</text:p>
          <text:p text:style-name="P26"><text:a xlink:type="simple" xlink:href="https://codepen.io/wanderlp/pen/rVQEmo" text:style-name="Internet_20_link" text:visited-style-name="Visited_20_Internet_20_Link">https://codepen.io/wanderlp/pen/rVQEmo</text:a></text:p>
          <text:p text:style-name="P26">https://www.forosdelweb.com/f13/crear-tabla-html-editable-con-javascript-922364/<text:span text:style-name="T5"/></text:p>
        </text:list-item>
        <text:list-item>
          <text:p text:style-name="P27">Probar el código de esta página para utilizar servlets https://javarush.com/es/groups/posts/es.356.creando-una-aplicacin-web-simple-usando-servlets-y-jsp-parte-2</text:p>
        </text:list-item>
        <text:list-item>
          <text:p text:style-name="P28">Pendiente en app_restaurante</text:p>
          <text:list>
            <text:list-item>
              <text:p text:style-name="P28">terminar compras</text:p>
            </text:list-item>
            <text:list-item>
              <text:p text:style-name="P28">terminar recetas</text:p>
            </text:list-item>
          </text:list>
        </text:list-item>
        <text:list-item>
          <text:p text:style-name="P28">Pendiente ver como se lee de una base de datos y se dibuja en una vista.</text:p>
        </text:list-item>
        <text:list-item>
          <text:p text:style-name="P29">Hacer ejercicios de bases de datos con visual paradig</text:p>
        </text:list-item>
        <text:list-item>
          <text:p text:style-name="P30">Mirar porque no funciona el ejercicio de user.jsp con Spring</text:p>
        </text:list-item>
        <text:list-item>
          <text:p text:style-name="P30">Buscar las funcionalidades de java script que hemos utilizado</text:p>
        </text:list-item>
        <text:list-item>
          <text:p text:style-name="P30">Ampliar la documentación de Spring que hemos utilizado.</text:p>
        </text:list-item>
        <text:list-item>
          <text:p text:style-name="P31">Buscar información de JavaBeans</text:p>
        </text:list-item>
        <text:list-item>
          <text:p text:style-name="P31">Buscar información del framework Struts</text:p>
        </text:list-item>
        <text:list-item>
          <text:p text:style-name="P31">Buscar información de EJB</text:p>
        </text:list-item>
        <text:list-item>
          <text:p text:style-name="P31">Buscar información de JIRA</text:p>
        </text:list-item>
        <text:list-item>
          <text:p text:style-name="P31">Practicar mucho todo lo que he visto en el curso</text:p>
          <text:p text:style-name="P3"><text:soft-page-break/><text:span text:style-name="Strong_20_Emphasis"><text:span text:style-name="T3"/>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5:32.690444356</meta:creation-date>
    <dc:date>2025-04-23T12:08:08.670694841</dc:date>
    <meta:editing-duration>P13DT15H28M19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3" meta:paragraph-count="62" meta:word-count="619" meta:character-count="3706" meta:non-whitespace-character-count="3205"/>
  </office:meta>
</office:document-meta>
</file>